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PMingLiU" svg:font-family="PMingLiU" style:font-family-generic="roman" style:font-pitch="variable" svg:panose-1="2 2 5 0 0 0 0 0 0 0"/>
    <style:font-face style:name="Times New Roman" svg:font-family="Times New Roman" style:font-family-generic="roman" style:font-pitch="variable" svg:panose-1="2 2 6 3 5 4 5 2 3 4"/>
    <style:font-face style:name="TW-MOE-Std-Kai" svg:font-family="TW-MOE-Std-Kai" style:font-family-generic="system" style:font-pitch="variable" svg:panose-1="2 1 6 4 0 1 1 1 1 1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內文" style:master-page-name="MP0" style:family="paragraph">
      <style:paragraph-properties fo:break-before="page" fo:text-align="center"/>
      <style:text-properties style:font-name="TW-MOE-Std-Kai" style:font-name-asian="TW-MOE-Std-Kai" fo:font-size="13pt" style:font-size-asian="13pt" style:font-size-complex="13pt" style:language-asian="zh" style:country-asian="CN"/>
    </style:style>
    <style:style style:name="P2" style:parent-style-name="內文" style:family="paragraph">
      <style:text-properties style:font-name="TW-MOE-Std-Kai" style:font-name-asian="TW-MOE-Std-Kai" fo:font-size="13pt" style:font-size-asian="13pt" style:font-size-complex="13pt" style:language-asian="zh" style:country-asian="CN"/>
    </style:style>
    <style:style style:name="P3" style:parent-style-name="內文" style:family="paragraph">
      <style:paragraph-properties fo:text-indent="0.3333in"/>
      <style:text-properties style:font-name="TW-MOE-Std-Kai" style:font-name-asian="TW-MOE-Std-Kai" fo:font-size="13pt" style:font-size-asian="13pt" style:font-size-complex="13pt"/>
    </style:style>
    <style:style style:name="P4" style:parent-style-name="內文" style:family="paragraph">
      <style:text-properties style:font-name="TW-MOE-Std-Kai" style:font-name-asian="TW-MOE-Std-Kai" fo:font-size="13pt" style:font-size-asian="13pt" style:font-size-complex="13pt"/>
    </style:style>
    <style:style style:name="P5" style:parent-style-name="內文" style:family="paragraph">
      <style:paragraph-properties fo:text-indent="0.3333in"/>
      <style:text-properties style:font-name="TW-MOE-Std-Kai" style:font-name-asian="TW-MOE-Std-Kai" fo:font-size="13pt" style:font-size-asian="13pt" style:font-size-complex="13pt"/>
    </style:style>
    <style:style style:name="P6" style:parent-style-name="內文" style:family="paragraph">
      <style:text-properties style:font-name="TW-MOE-Std-Kai" style:font-name-asian="TW-MOE-Std-Kai" fo:font-size="13pt" style:font-size-asian="13pt" style:font-size-complex="13pt"/>
    </style:style>
    <style:style style:name="P7" style:parent-style-name="內文" style:family="paragraph">
      <style:paragraph-properties fo:text-indent="0.3333in"/>
    </style:style>
    <style:style style:name="T8" style:parent-style-name="預設段落字型" style:family="text">
      <style:text-properties style:font-name="TW-MOE-Std-Kai" style:font-name-asian="TW-MOE-Std-Kai" fo:font-size="13pt" style:font-size-asian="13pt" style:font-size-complex="13pt"/>
    </style:style>
    <style:style style:name="T9" style:parent-style-name="預設段落字型" style:family="text">
      <style:text-properties style:font-name="TW-MOE-Std-Kai" style:font-name-asian="TW-MOE-Std-Kai" fo:font-size="13pt" style:font-size-asian="13pt" style:font-size-complex="13pt"/>
    </style:style>
    <style:style style:name="T10" style:parent-style-name="預設段落字型" style:family="text">
      <style:text-properties style:font-name="TW-MOE-Std-Kai" style:font-name-asian="TW-MOE-Std-Kai" fo:font-size="13pt" style:font-size-asian="13pt" style:font-size-complex="13pt"/>
    </style:style>
    <style:style style:name="T11" style:parent-style-name="預設段落字型" style:family="text">
      <style:text-properties style:font-name="PMingLiU" style:font-name-complex="PMingLiU" fo:font-size="13pt" style:font-size-asian="13pt" style:font-size-complex="13pt"/>
    </style:style>
    <style:style style:name="T12" style:parent-style-name="預設段落字型" style:family="text">
      <style:text-properties style:font-name="TW-MOE-Std-Kai" style:font-name-asian="TW-MOE-Std-Kai" style:font-name-complex="TW-MOE-Std-Kai" fo:font-size="13pt" style:font-size-asian="13pt" style:font-size-complex="13pt"/>
    </style:style>
    <style:style style:name="P13" style:parent-style-name="內文" style:family="paragraph">
      <style:text-properties style:font-name="TW-MOE-Std-Kai" style:font-name-asian="TW-MOE-Std-Kai" fo:font-size="13pt" style:font-size-asian="13pt" style:font-size-complex="13pt"/>
    </style:style>
    <style:style style:name="P14" style:parent-style-name="內文" style:family="paragraph">
      <style:paragraph-properties fo:text-indent="0.3333in"/>
      <style:text-properties style:font-name="TW-MOE-Std-Kai" style:font-name-asian="TW-MOE-Std-Kai" fo:font-size="13pt" style:font-size-asian="13pt" style:font-size-complex="13pt"/>
    </style:style>
    <style:style style:name="P15" style:parent-style-name="內文" style:family="paragraph">
      <style:text-properties style:font-name="TW-MOE-Std-Kai" style:font-name-asian="TW-MOE-Std-Kai" fo:font-size="13pt" style:font-size-asian="13pt" style:font-size-complex="13pt"/>
    </style:style>
    <style:style style:name="P16" style:parent-style-name="內文" style:family="paragraph">
      <style:paragraph-properties fo:text-indent="0.3333in"/>
      <style:text-properties style:font-name="TW-MOE-Std-Kai" style:font-name-asian="TW-MOE-Std-Kai" fo:font-size="13pt" style:font-size-asian="13pt" style:font-size-complex="13pt"/>
    </style:style>
    <style:style style:name="P17" style:parent-style-name="內文" style:family="paragraph">
      <style:text-properties style:font-name="TW-MOE-Std-Kai" style:font-name-asian="TW-MOE-Std-Kai" fo:font-size="13pt" style:font-size-asian="13pt" style:font-size-complex="13pt"/>
    </style:style>
    <style:style style:name="P18" style:parent-style-name="內文" style:family="paragraph">
      <style:paragraph-properties fo:text-indent="0.3333in"/>
    </style:style>
    <style:style style:name="T19" style:parent-style-name="預設段落字型" style:family="text">
      <style:text-properties style:font-name="TW-MOE-Std-Kai" style:font-name-asian="TW-MOE-Std-Kai" fo:font-size="13pt" style:font-size-asian="13pt" style:font-size-complex="13pt"/>
    </style:style>
    <style:style style:name="T20" style:parent-style-name="預設段落字型" style:family="text">
      <style:text-properties style:font-name="TW-MOE-Std-Kai" style:font-name-asian="TW-MOE-Std-Kai" fo:font-size="13pt" style:font-size-asian="13pt" style:font-size-complex="13pt"/>
    </style:style>
    <style:style style:name="T21" style:parent-style-name="預設段落字型" style:family="text">
      <style:text-properties style:font-name="PMingLiU" style:font-name-complex="PMingLiU" fo:font-size="13pt" style:font-size-asian="13pt" style:font-size-complex="13pt"/>
    </style:style>
    <style:style style:name="T22" style:parent-style-name="預設段落字型" style:family="text">
      <style:text-properties style:font-name="TW-MOE-Std-Kai" style:font-name-asian="TW-MOE-Std-Kai" style:font-name-complex="TW-MOE-Std-Kai" fo:font-size="13pt" style:font-size-asian="13pt" style:font-size-complex="13pt"/>
    </style:style>
  </office:automatic-styles>
  <office:body>
    <office:text text:use-soft-page-breaks="true">
      <text:p text:style-name="P1">男女到底評不平等</text:p>
      <text:p text:style-name="P2"/>
      <text:p text:style-name="P3">對我來說，現在到處都可以看到男女平等的現象。比如說，在美國、很多歐洲的地區、中國，都可以看到男女平等的現象。我不是說地球沒有男女不平等的地區，只是說很多地方，女人跟男人平等。在工作上、在受教育上，都可以看男女平等的現象。</text:p>
      <text:p text:style-name="P4"/>
      <text:p text:style-name="P5">拿美國來說。</text:p>
      <text:p text:style-name="P6"/>
      <text:p text:style-name="P7"><text:span text:style-name="T8">據幾本課本，在美國二戰</text:span><text:span text:style-name="T9">(zhan4)</text:span><text:span text:style-name="T10">以前普通婦女的工作機會沒有男人的那麼多。女人只好呆在家</text:span><text:span text:style-name="T11">裏</text:span><text:span text:style-name="T12">做家務。可是，二戰中政府忙著出兵的時候，因為美國的很多男人正在報名、當作軍人，所以婦女同時開始在工廠工作。對我來說，這可能是婦女運動的開始。是因為美國出得兵回到美國時，婦女畢竟沒做過來以前的家務，她們還是想繼續在男人的工廠工作。這樣，婦女逐漸有手工做的機會。他們的社會地位也是逐漸提高的。</text:span></text:p>
      <text:p text:style-name="P13"/>
      <text:p text:style-name="P14">自從一九七零年美國政府的某些新立法以來，婦女才有跟男人一樣受教育的機會。但是在某些國家，包括中東，埃(ai1)及，女人沒有受教育的機會。再說，我認為甚麼人沒有一樣的受教育機會是個很重要的問題，於是希望這些國家的政府會改變。不過，我認為這些國家畢竟只是少數，而且在很多國家女人實際上有異樣受教育的機會。</text:p>
      <text:p text:style-name="P15"/>
      <text:p text:style-name="P16">現在呢，即使只是百分之九十，社會也對男人和女人有一樣的重望。社會希望某人都會在最有名的企業或者事業單位工作，可以賺很多錢。</text:p>
      <text:p text:style-name="P17"/>
      <text:p text:style-name="P18"><text:span text:style-name="T19">還有，在已經結婚的夫妻上，男人和女人很平等。丈夫和妻子都一起（雖然有時也是分別，但他們還有機會）做決定，而且是互相體貼、互相照顧。可是，我也覺得丈夫不做家務時、不願意幫太太時，可以說丈夫表現出點大男子注意。如果</text:span><text:span text:style-name="T20">你是一個這樣子的丈夫，你千萬得盡可能改變你的做法，否則沒有人會喜歡你。再說，某些妻子也讓丈夫只呆在家</text:span><text:span text:style-name="T21">裏</text:span><text:span text:style-name="T22">、讓他做太多家務沒有時間做一些自己想做的事情或座需要做的工作，總之可以說妻子太管丈夫。這樣丈夫，如果時都做得，一點也不是一個「模範」丈夫，而是會得的那種最嚴重的病，叫「妻管嚴」。如果你是個那樣子的丈夫，我只會祝你好運。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PMingLiU" svg:font-family="PMingLiU" style:font-family-generic="roman" style:font-pitch="variable" svg:panose-1="2 2 5 0 0 0 0 0 0 0"/>
    <style:font-face style:name="Times New Roman" svg:font-family="Times New Roman" style:font-family-generic="roman" style:font-pitch="variable" svg:panose-1="2 2 6 3 5 4 5 2 3 4"/>
    <style:font-face style:name="TW-MOE-Std-Kai" svg:font-family="TW-MOE-Std-Kai" style:font-family-generic="system" style:font-pitch="variable" svg:panose-1="2 1 6 4 0 1 1 1 1 1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3333in"/>
      <style:text-properties style:font-name="Calibri" style:font-name-asian="PMingLiU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1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內文" style:display-name="內文" style:family="paragraph">
      <style:paragraph-properties fo:widows="0" fo:orphans="0"/>
      <style:text-properties fo:hyphenate="false"/>
    </style:style>
    <style:style style:name="預設段落字型" style:display-name="預設段落字型" style:family="text"/>
    <style:style style:name="頁首" style:display-name="頁首" style:family="paragraph" style:parent-style-name="內文">
      <style:paragraph-properties style:snap-to-layout-grid="false">
        <style:tab-stops>
          <style:tab-stop style:type="center" style:position="3.134in"/>
          <style:tab-stop style:type="right" style:position="6.268in"/>
        </style:tab-stops>
      </style:paragraph-properties>
      <style:text-properties fo:font-size="10pt" style:font-size-asian="10pt" style:font-size-complex="10pt" fo:hyphenate="false"/>
    </style:style>
    <style:style style:name="頁首字元" style:display-name="頁首 字元" style:family="text" style:parent-style-name="預設段落字型">
      <style:text-properties fo:font-size="10pt" style:font-size-asian="10pt" style:font-size-complex="10pt"/>
    </style:style>
    <style:style style:name="頁尾" style:display-name="頁尾" style:family="paragraph" style:parent-style-name="內文">
      <style:paragraph-properties style:snap-to-layout-grid="false">
        <style:tab-stops>
          <style:tab-stop style:type="center" style:position="3.134in"/>
          <style:tab-stop style:type="right" style:position="6.268in"/>
        </style:tab-stops>
      </style:paragraph-properties>
      <style:text-properties fo:font-size="10pt" style:font-size-asian="10pt" style:font-size-complex="10pt" fo:hyphenate="false"/>
    </style:style>
    <style:style style:name="頁尾字元" style:display-name="頁尾 字元" style:family="text" style:parent-style-name="預設段落字型">
      <style:text-properties fo:font-size="10pt" style:font-size-asian="10pt" style:font-size-complex="10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 style:layout-grid-mode="line" style:layout-grid-lines="38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John C. Matty</meta:initial-creator>
    <dc:creator>John C. Matty</dc:creator>
    <meta:creation-date>2014-04-07T02:42:00Z</meta:creation-date>
    <dc:date>2015-02-28T22:43:00Z</dc:date>
    <meta:print-date>2014-04-07T03:55:00Z</meta:print-date>
    <meta:template xlink:href="Normal" xlink:type="simple"/>
    <meta:editing-cycles>52</meta:editing-cycles>
    <meta:editing-duration>PT6300S</meta:editing-duration>
    <meta:document-statistic meta:page-count="1" meta:paragraph-count="1" meta:word-count="119" meta:character-count="802" meta:row-count="5" meta:non-whitespace-character-count="684"/>
  </office:meta>
</office:document-meta>
</file>